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color="#800000" style:font-name="Liberation Serif" fo:font-size="12pt" fo:font-style="normal" style:font-size-asian="12pt" style:font-style-asian="normal" style:font-size-complex="12pt" style:font-style-complex="normal"/>
    </style:style>
    <style:style style:name="P2" style:family="paragraph" style:parent-style-name="Text_20_body">
      <style:paragraph-properties fo:text-align="justify" style:justify-single-word="fals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3" style:family="paragraph" style:parent-style-name="Text_20_body">
      <style:paragraph-properties fo:text-align="justify" style:justify-single-word="false"/>
      <style:text-properties style:font-name="Liberation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Heading_20_1">
      <style:paragraph-properties fo:text-align="justify" style:justify-single-word="fals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6" style:family="paragraph" style:parent-style-name="Heading_20_2">
      <style:paragraph-properties fo:text-align="justify" style:justify-single-word="fals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7" style:family="paragraph" style:parent-style-name="Preformatted_20_Text">
      <style:paragraph-properties fo:text-align="justify" style:justify-single-word="false"/>
    </style:style>
    <style:style style:name="P8" style:family="paragraph" style:parent-style-name="Preformatted_20_Text">
      <style:paragraph-properties fo:margin-top="0cm" fo:margin-bottom="0.499cm" fo:text-align="justify" style:justify-single-word="false"/>
    </style:style>
    <style:style style:name="P9" style:family="paragraph" style:parent-style-name="Heading_20_3">
      <style:paragraph-properties fo:text-align="justify" style:justify-single-word="fals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11" style:family="paragraph" style:parent-style-name="Preformatted_20_Text">
      <style:paragraph-properties fo:margin-top="0cm" fo:margin-bottom="0.499cm" fo:text-align="justify" style:justify-single-word="false"/>
    </style:style>
    <style:style style:name="P12" style:family="paragraph" style:parent-style-name="Preformatted_20_Text">
      <style:paragraph-properties fo:margin-top="0cm" fo:margin-bottom="0.499cm" fo:text-align="start" style:justify-single-word="false"/>
    </style:style>
    <style:style style:name="P13" style:family="paragraph" style:parent-style-name="Text_20_body" style:list-style-name="L2">
      <style:paragraph-properties fo:text-align="justify" style:justify-single-word="fals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14" style:family="paragraph" style:parent-style-name="Text_20_body" style:list-style-name="L2">
      <style:paragraph-properties fo:text-align="justify" style:justify-single-word="false"/>
    </style:style>
    <style:style style:name="P15" style:family="paragraph" style:parent-style-name="Text_20_body" style:list-style-name="L1">
      <style:paragraph-properties fo:margin-top="0cm" fo:margin-bottom="0cm" fo:text-align="justify" style:justify-single-word="fals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16" style:family="paragraph" style:parent-style-name="Text_20_body" style:list-style-name="L2">
      <style:paragraph-properties fo:margin-top="0cm" fo:margin-bottom="0cm" fo:text-align="justify" style:justify-single-word="fals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17" style:family="paragraph" style:parent-style-name="Text_20_body" style:list-style-name="L2">
      <style:paragraph-properties fo:margin-top="0cm" fo:margin-bottom="0cm" fo:text-align="justify" style:justify-single-word="false"/>
    </style:style>
    <style:style style:name="T1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0000" style:font-name="Liberation Serif" fo:font-size="12pt" fo:font-style="normal" style:font-size-asian="12pt" style:font-style-asian="normal" style:font-size-complex="12pt" style:font-style-complex="normal"/>
    </style:style>
    <style:style style:name="T4" style:family="text">
      <style:text-properties fo:color="#800000" fo:font-size="12pt" fo:font-style="normal" style:font-size-asian="12pt" style:font-style-asian="normal" style:font-size-complex="12pt" style:font-style-complex="normal"/>
    </style:style>
    <style:style style:name="T5" style:family="text">
      <style:text-properties fo:color="#800000" style:font-name="Liberation Serif" fo:font-size="12pt" fo:font-style="normal" style:font-size-asian="12pt" style:font-style-asian="normal" style:font-size-complex="12pt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Example Storm Topologies</text:h>
      <text:h text:style-name="P6" text:outline-level="2">Requeirment</text:h>
      <text:p text:style-name="P4"><text:span text:style-name="T1">First, you need </text:span><text:span text:style-name="Source_20_Text"><text:span text:style-name="T1">java</text:span></text:span><text:span text:style-name="T1"> and </text:span><text:span text:style-name="Source_20_Text"><text:span text:style-name="T1">git</text:span></text:span><text:span text:style-name="T1"> installed and in your user's </text:span><text:span text:style-name="Source_20_Text"><text:span text:style-name="T1">PATH</text:span></text:span><text:span text:style-name="T1">. Also, two of the examples in storm-starter require Python and Ruby.</text:span></text:p>
      <text:p text:style-name="P2">Next, make sure you have the storm-starter code available on your machine. Git/GitHub beginners may want to use the following command to download the latest storm-starter code and change to the new directory that contains the downloaded code.</text:p>
      <text:p text:style-name="P8"><text:span text:style-name="Source_20_Text"><text:span text:style-name="T3">$ git clone git://github.com/nathanmarz/storm-starter.git &amp;&amp; cd storm-starter</text:span></text:span></text:p>
      <text:h text:style-name="P6" text:outline-level="2">storm-starter overview</text:h>
      <text:p text:style-name="P2">storm-starter contains a variety of examples of using Storm. If this is your first time working with Storm, check out these topologies first:</text:p>
      <text:list xml:id="list1529821191" text:style-name="L1">
        <text:list-item>
          <text:p text:style-name="P15"><text:span text:style-name="T2">ExclamationTopology</text:span>: Basic topology written in all Java </text:p>
          <text:p text:style-name="P15"/>
        </text:list-item>
        <text:list-item>
          <text:p text:style-name="P15"><text:span text:style-name="T2">WordCountTopology</text:span>: Basic topology that makes use of multilang by implementing one bolt in Python </text:p>
          <text:p text:style-name="P15"/>
        </text:list-item>
        <text:list-item>
          <text:p text:style-name="P15"><text:span text:style-name="T2">ReachTopology:</text:span> Example of complex DRPC on top of Storm </text:p>
          <text:p text:style-name="P15"/>
        </text:list-item>
        <text:list-item>
          <text:p text:style-name="P15">After you have familiarized yourself with these topologies, take a look at the other topopologies in src/jvm/storm/starter/ such as RollingTopWords for more advanced implementations.</text:p>
        </text:list-item>
      </text:list>
      <text:p text:style-name="P2"/>
      <text:h text:style-name="P5" text:outline-level="1"><text:bookmark text:name="leiningen"/>Using storm-starter with Leiningen</text:h>
      <text:h text:style-name="P6" text:outline-level="2">Install Leiningen</text:h>
      <text:h text:style-name="P6" text:outline-level="2">Running topologies with Leiningen</text:h>
      <text:h text:style-name="P9" text:outline-level="3">To run a Java topology</text:h>
      <text:p text:style-name="P7"><text:span text:style-name="Source_20_Text"><text:span text:style-name="T3">$ lein deps</text:span></text:span></text:p>
      <text:p text:style-name="P7"><text:span text:style-name="Source_20_Text"><text:span text:style-name="T3">$ lein compile</text:span></text:span></text:p>
      <text:p text:style-name="P8"><text:span text:style-name="Source_20_Text"><text:span text:style-name="T3">$ java -cp $(lein classpath) storm.starter.ExclamationTopology</text:span></text:span></text:p>
      <text:h text:style-name="P9" text:outline-level="3">To run a Clojure topology:</text:h>
      <text:p text:style-name="P7"><text:span text:style-name="Source_20_Text"><text:span text:style-name="T3">$ lein deps</text:span></text:span></text:p>
      <text:p text:style-name="P7"><text:span text:style-name="Source_20_Text"><text:span text:style-name="T3">$ lein compile</text:span></text:span></text:p>
      <text:p text:style-name="P8"><text:span text:style-name="Source_20_Text"><text:span text:style-name="T3">$ lein run -m storm.starter.clj.word-count</text:span></text:span></text:p>
      <text:h text:style-name="P5" text:outline-level="1"><text:bookmark text:name="maven"/>Using storm-starter with Maven</text:h>
      <text:p text:style-name="P2"/>
      <text:p text:style-name="P3"><text:soft-page-break/>Requeir dependency for maven add in side m2-pom.xml</text:p>
      <text:p text:style-name="P1">&lt;dependency&gt; </text:p>
      <text:p text:style-name="P1"><text:s text:c="12"/>&lt;groupId&gt;org.yaml&lt;/groupId&gt; </text:p>
      <text:p text:style-name="P1"><text:s text:c="12"/>&lt;artifactId&gt;snakeyaml&lt;/artifactId&gt; </text:p>
      <text:p text:style-name="P1"><text:s text:c="12"/>&lt;version&gt;1.6&lt;/version&gt; </text:p>
      <text:p text:style-name="P1"><text:s text:c="2"/>&lt;/dependency&gt;</text:p>
      <text:h text:style-name="P6" text:outline-level="2">Install Maven</text:h>
      <text:h text:style-name="P6" text:outline-level="2">Running topologies with Maven</text:h>
      <text:p text:style-name="P4"><text:span text:style-name="T1">storm-starter contains </text:span><text:a xlink:type="simple" xlink:href="https://github.com/nathanmarz/storm-starter/blob/master/m2-pom.xml"><text:span text:style-name="T1">m2-pom.xml</text:span></text:a><text:span text:style-name="T1"> which can be used with Maven using the </text:span><text:span text:style-name="Source_20_Text"><text:span text:style-name="T1">-f</text:span></text:span><text:span text:style-name="T1"> option. For example, to compile and run </text:span><text:span text:style-name="Source_20_Text"><text:span text:style-name="T1">WordCountTopology</text:span></text:span><text:span text:style-name="T1"> in local mode, use the command:</text:span></text:p>
      <text:p text:style-name="P8"><text:span text:style-name="Source_20_Text"><text:span text:style-name="T3">$ mvn -f m2-pom.xml compile exec:java -Dstorm.topology=storm.starter</text:span></text:span></text:p>
      <text:p text:style-name="P12"><text:span text:style-name="Source_20_Text"><text:span text:style-name="T3">$ mvn -f m2-pom.xml compile exec:java -Dstorm.topology=storm.starter.WordCountTopology</text:span></text:span></text:p>
      <text:p text:style-name="P8"><text:span text:style-name="Source_20_Text"><text:span text:style-name="T1">WordCountTopology</text:span></text:span></text:p>
      <text:p text:style-name="P2">You can also run clojure topologies with Maven:</text:p>
      <text:p text:style-name="P8"><text:span text:style-name="Source_20_Text"><text:span text:style-name="T3">$ mvn -f m2-pom.xml compile exec:java -Dstorm.topology=storm.starter.clj.word_count</text:span></text:span></text:p>
      <text:h text:style-name="P6" text:outline-level="2">Packaging storm-starter for use on a Storm cluster</text:h>
      <text:p text:style-name="P2">You can package a jar suitable for submitting to a Storm cluster with the command:</text:p>
      <text:p text:style-name="P8"><text:span text:style-name="Source_20_Text"><text:span text:style-name="T3">$ mvn -f m2-pom.xml package</text:span></text:span></text:p>
      <text:p text:style-name="P4"><text:span text:style-name="T1">This will package your code and all the non-Storm dependencies into a single "uberjar" at the path </text:span><text:span text:style-name="Source_20_Text"><text:span text:style-name="T1">target/storm-starter-{version}-jar-with-dependencies.jar</text:span></text:span><text:span text:style-name="T1">.</text:span></text:p>
      <text:h text:style-name="P6" text:outline-level="2">Running unit tests</text:h>
      <text:p text:style-name="P4"><text:span text:style-name="T1">Use the following Maven command to run the unit tests that ship with storm-starter. Unfortunately </text:span><text:span text:style-name="Source_20_Text"><text:span text:style-name="T1">lein test</text:span></text:span><text:span text:style-name="T1"> does not yet run the included unit tests.</text:span></text:p>
      <text:p text:style-name="P8"><text:span text:style-name="Source_20_Text"><text:span text:style-name="T3">$ mvn -f m2-pom.xml test</text:span></text:span></text:p>
      <text:h text:style-name="P5" text:outline-level="1"><text:bookmark text:name="intellij-idea"/>Using storm-starter with IntelliJ IDEA</text:h>
      <text:h text:style-name="P6" text:outline-level="2">Importing storm-starter as a project in IDEA</text:h>
      <text:p text:style-name="P2">The following instructions will import storm-starter as a new project in IntelliJ IDEA.</text:p>
      <text:list xml:id="list631324267" text:style-name="L2">
        <text:list-item>
          <text:p text:style-name="P17"><text:span text:style-name="T1">Copy </text:span><text:span text:style-name="Source_20_Text"><text:span text:style-name="T1">m2-pom.xml</text:span></text:span><text:span text:style-name="T1"> to </text:span><text:span text:style-name="Source_20_Text"><text:span text:style-name="T1">pom.xml</text:span></text:span><text:span text:style-name="T1">. This is requried so that IDEA (or Eclipse) can properly detect the maven configuration. </text:span></text:p>
          <text:p text:style-name="P16"/>
        </text:list-item>
        <text:list-item>
          <text:p text:style-name="P17"><text:span text:style-name="T1">Open </text:span><text:span text:style-name="Emphasis"><text:span text:style-name="T1">File &gt; Import Project...</text:span></text:span><text:span text:style-name="T1"> and navigate to the top-level directory of your storm-starter clone (e.g. </text:span><text:span text:style-name="Source_20_Text"><text:span text:style-name="T1">~/git/storm-starter</text:span></text:span><text:span text:style-name="T1">). </text:span></text:p>
          <text:p text:style-name="P16"/>
        </text:list-item>
        <text:list-item>
          <text:p text:style-name="P17"><text:soft-page-break/><text:span text:style-name="T1">Select </text:span><text:span text:style-name="Emphasis"><text:span text:style-name="T1">Import project from external model</text:span></text:span><text:span text:style-name="T1">, select "Maven", and click </text:span><text:span text:style-name="Emphasis"><text:span text:style-name="T1">Next</text:span></text:span><text:span text:style-name="T1">. </text:span></text:p>
          <text:p text:style-name="P16"/>
        </text:list-item>
        <text:list-item>
          <text:p text:style-name="P17"><text:span text:style-name="T1">In the following screen, enable the checkbox </text:span><text:span text:style-name="Emphasis"><text:span text:style-name="T1">Import Maven projects automatically</text:span></text:span><text:span text:style-name="T1">. Leave all other values at their defaults. Click </text:span><text:span text:style-name="Emphasis"><text:span text:style-name="T1">Next</text:span></text:span><text:span text:style-name="T1">. </text:span></text:p>
          <text:p text:style-name="P16"/>
        </text:list-item>
        <text:list-item>
          <text:p text:style-name="P17"><text:span text:style-name="T1">Click </text:span><text:span text:style-name="Emphasis"><text:span text:style-name="T1">Next</text:span></text:span><text:span text:style-name="T1"> on the following screen about selecting Maven projects to import. </text:span></text:p>
          <text:p text:style-name="P16"/>
        </text:list-item>
        <text:list-item>
          <text:p text:style-name="P17"><text:span text:style-name="T1">Select the JDK to be used by IDEA for storm-starter, then click </text:span><text:span text:style-name="Emphasis"><text:span text:style-name="T1">Next</text:span></text:span><text:span text:style-name="T1">. </text:span></text:p>
          <text:p text:style-name="P16"/>
        </text:list-item>
        <text:list-item>
          <text:p text:style-name="P16">At the time of this writing you should use JDK 6. </text:p>
          <text:p text:style-name="P16"/>
        </text:list-item>
        <text:list-item>
          <text:p text:style-name="P16">It is strongly recommended to use Sun/Oracle JDK 6 rather than OpenJDK 6. </text:p>
          <text:p text:style-name="P13"/>
        </text:list-item>
        <text:list-item>
          <text:p text:style-name="P14"><text:span text:style-name="T1">You may now optionally change the name of the project in IDEA. The default name suggested by IDEA is "storm-starter". Click </text:span><text:span text:style-name="Emphasis"><text:span text:style-name="T1">Finish</text:span></text:span><text:span text:style-name="T1"> once you are done. </text:span></text:p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eshupatel </meta:initial-creator>
    <meta:creation-date>2014-03-03T12:36:48</meta:creation-date>
    <dc:date>2014-03-24T18:53:49</dc:date>
    <dc:creator>reeshupatel </dc:creator>
    <meta:editing-duration>P0D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3" meta:paragraph-count="56" meta:word-count="531" meta:character-count="3638" meta:non-whitespace-character-count="3122"/>
  </office:meta>
</office:document-meta>
</file>